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5DC000000B9C16CA97F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entium" officeooo:rsid="0010e702" officeooo:paragraph-rsid="0013eea8"/>
    </style:style>
    <style:style style:name="P2" style:family="paragraph" style:parent-style-name="Standard">
      <style:paragraph-properties fo:text-align="start" style:justify-single-word="false"/>
      <style:text-properties style:font-name="Gentium" officeooo:rsid="0013eea8" officeooo:paragraph-rsid="0013eea8"/>
    </style:style>
    <style:style style:name="P3" style:family="paragraph" style:parent-style-name="Standard">
      <style:paragraph-properties fo:text-align="start" style:justify-single-word="false"/>
      <style:text-properties officeooo:rsid="0018bceb" officeooo:paragraph-rsid="0018bceb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bceb" officeooo:paragraph-rsid="0018bceb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Gentium" style:text-underline-style="none" officeooo:rsid="0013e69d" officeooo:paragraph-rsid="0013eea8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Gentium" style:text-underline-style="none" officeooo:rsid="0013eea8" officeooo:paragraph-rsid="0013eea8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Gentium" style:text-underline-style="none" officeooo:rsid="0013eea8" officeooo:paragraph-rsid="0013eea8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Gentium" style:text-underline-style="none" officeooo:rsid="0013eea8" officeooo:paragraph-rsid="0013eea8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Gentium" style:text-underline-style="none" officeooo:rsid="0015f2ec" officeooo:paragraph-rsid="0015f2ec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Gentium" officeooo:rsid="0013eea8" officeooo:paragraph-rsid="0013eea8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Gentium" officeooo:rsid="0013eea8" officeooo:paragraph-rsid="00159a1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entium" fo:font-size="10pt" officeooo:rsid="000f3877" officeooo:paragraph-rsid="000f3877" style:font-size-asian="8.75pt" style:font-size-complex="10pt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159a1a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15f2ec" officeooo:paragraph-rsid="0015f2ec"/>
    </style:style>
    <style:style style:name="P15" style:family="paragraph" style:parent-style-name="Standard" style:list-style-name="List_20_1">
      <style:paragraph-properties fo:text-align="start" style:justify-single-word="false"/>
      <style:text-properties officeooo:rsid="0015f2ec" officeooo:paragraph-rsid="0015f2ec"/>
    </style:style>
    <style:style style:name="P16" style:family="paragraph" style:parent-style-name="Standard">
      <style:paragraph-properties fo:line-height="115%" fo:text-align="start" style:justify-single-word="false"/>
      <style:text-properties officeooo:paragraph-rsid="000f3877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Gentium" officeooo:paragraph-rsid="0013e69d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Gentium" officeooo:rsid="000f7b68" officeooo:paragraph-rsid="0013e69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Gentium" officeooo:rsid="0010e702" officeooo:paragraph-rsid="0013e69d"/>
    </style:style>
    <style:style style:name="T1" style:family="text">
      <style:text-properties style:font-name="Gentium" style:text-underline-style="none" officeooo:rsid="0013eea8"/>
    </style:style>
    <style:style style:name="T2" style:family="text">
      <style:text-properties style:font-name="Gentium" style:text-underline-style="none" officeooo:rsid="00159a1a"/>
    </style:style>
    <style:style style:name="T3" style:family="text">
      <style:text-properties style:font-name="Gentium" style:text-underline-style="none" officeooo:rsid="0015f2ec"/>
    </style:style>
    <style:style style:name="T4" style:family="text">
      <style:text-properties officeooo:rsid="000f7b68"/>
    </style:style>
    <style:style style:name="T5" style:family="text">
      <style:text-properties officeooo:rsid="0010e702"/>
    </style:style>
    <style:style style:name="T6" style:family="text">
      <style:text-properties officeooo:rsid="0013e69d"/>
    </style:style>
    <style:style style:name="T7" style:family="text">
      <style:text-properties style:text-underline-style="solid" style:text-underline-width="auto" style:text-underline-color="font-color" officeooo:rsid="0013e69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3e69d"/>
    </style:style>
    <style:style style:name="T10" style:family="text">
      <style:text-properties style:text-underline-style="none" officeooo:rsid="00159a1a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n2" text:anchor-type="char" svg:x="-2cm" svg:y="-2cm" svg:width="21.001cm" svg:height="2.096cm" draw:z-index="4"><draw:image xlink:href="Pictures/10000000000005DC000000B9C16CA97F.png" xlink:type="simple" xlink:show="embed" xlink:actuate="onLoad" draw:mime-type="image/png"/></draw:frame></text:p>
      <text:p text:style-name="P16">1) <text:s/><text:span text:style-name="T4">Clasificar estas proposiciones en simples y compuestas y a las compuestas simbolizarlas y realizar una tabla de verdad.</text:span></text:p>
      <text:list text:style-name="L1">
        <text:list-item>
          <text:p text:style-name="P17">Tres es menor que cinco.</text:p>
        </text:list-item>
        <text:list-item>
          <text:p text:style-name="P18">Si tres es menor que cinco y cinco es menor que ocho <text:s/>entonces tres es menor que ocho.</text:p>
        </text:list-item>
        <text:list-item>
          <text:p text:style-name="P19">Pi es irracional porque no se puede escribir como a/b con a y b enteros.</text:p>
        </text:list-item>
        <text:list-item>
          <text:p text:style-name="P17"><text:span text:style-name="T5">E</text:span>l producto es mayor a cero si y sólo si algunos de los números es cero.</text:p>
        </text:list-item>
        <text:list-item>
          <text:p text:style-name="P17"><text:span text:style-name="T5">L</text:span>a resta no es cerrada en naturale<text:span text:style-name="T5">s </text:span>ya que <text:span text:style-name="T5">cuatro menos seis</text:span> no es natural.</text:p>
        </text:list-item>
        <text:list-item>
          <text:p text:style-name="P17"><text:span text:style-name="T5">Lo</text:span>s reales son completos.</text:p>
        </text:list-item>
        <text:list-item>
          <text:p text:style-name="P17">La Tierra gira alrededor del <text:span text:style-name="T6">s</text:span>ol y el <text:span text:style-name="T6">s</text:span>ol gira alrededor del centro galáctico por <text:span text:style-name="T5">lo </text:span>tanto la <text:span text:style-name="T6">t</text:span>ierra gira alrededor del centro galáctico.</text:p>
        </text:list-item>
        <text:list-item>
          <text:p text:style-name="P17">Si hace calor toca el tambor y si hace frío ponte la capa de tu tío.</text:p>
        </text:list-item>
        <text:list-item>
          <text:p text:style-name="P17">Si entreno durante la semana <text:s/>entonces juegos de titular, en cambio si me hago el chanta, no voy ni al banco.</text:p>
        </text:list-item>
        <text:list-item>
          <text:p text:style-name="P17">Gano la lotería si y solo si saco todos los números pero el premio también es <text:span text:style-name="T5">importante si me falta uno.</text:span></text:p>
        </text:list-item>
      </text:list>
      <text:p text:style-name="P1">2) <text:s/><text:span text:style-name="T6">Completar con “necesaria” y “suficiente” según su condición parar cada proposición, ejemplo: Se dice que P es </text:span><text:span text:style-name="T7"><text:s text:c="29"/></text:span><text:span text:style-name="T9"><text:s/>y Q es </text:span><text:span text:style-name="T7"><text:s text:c="29"/></text:span><text:span text:style-name="T9">.</text:span></text:p>
      <text:list text:style-name="L2">
        <text:list-item>
          <text:p text:style-name="P5">Si leo durante muchas horas, entonces me dolerá la cabeza.</text:p>
        </text:list-item>
        <text:list-item>
          <text:p text:style-name="P5">Si hay amores que matan y sentimientos que hieren, entonces estaría muerto.</text:p>
        </text:list-item>
        <text:list-item>
          <text:p text:style-name="P5">Tendré que ir a buscarlo, si no regresa pronto.</text:p>
        </text:list-item>
        <text:list-item>
          <text:p text:style-name="P5">Si <draw:frame draw:style-name="fr2" draw:name="Objeto3" text:anchor-type="as-char" svg:y="-0.379cm" svg:width="1.58cm" svg:height="0.471cm" draw:z-index="1"><draw:object xlink:href="./Object 3" xlink:type="simple" xlink:show="embed" xlink:actuate="onLoad"/><draw:image xlink:href="./ObjectReplacements/Object 3" xlink:type="simple" xlink:show="embed" xlink:actuate="onLoad"/></draw:frame><text:s/>entonces <draw:frame draw:style-name="fr2" draw:name="Objeto4" text:anchor-type="as-char" svg:y="-0.379cm" svg:width="0.813cm" svg:height="0.471cm" draw:z-index="3"><draw:object xlink:href="./Object 4" xlink:type="simple" xlink:show="embed" xlink:actuate="onLoad"/><draw:image xlink:href="./ObjectReplacements/Object 4" xlink:type="simple" xlink:show="embed" xlink:actuate="onLoad"/></draw:frame>.</text:p>
        </text:list-item>
        <text:list-item>
          <text:p text:style-name="P10"><text:span text:style-name="T9">Si </text:span><text:span text:style-name="T9"><draw:frame draw:style-name="fr2" draw:name="Objeto2" text:anchor-type="as-char" svg:y="-0.379cm" svg:width="1.582cm" svg:height="0.47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entonces </text:span><text:span text:style-name="T9"><draw:frame draw:style-name="fr2" draw:name="Objeto1" text:anchor-type="as-char" svg:y="-0.621cm" svg:width="0.829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.</text:span></text:p>
        </text:list-item>
      </text:list>
      <text:p text:style-name="P2"><text:span text:style-name="T9">3</text:span><text:span text:style-name="T8">)</text:span></text:p>
      <text:list text:style-name="L3">
        <text:list-item>
          <text:p text:style-name="P6">Simbolizar los siguientes enunciados que tienen cuantificadores:</text:p>
        </text:list-item>
      </text:list>
      <text:list text:style-name="L4">
        <text:list-item>
          <text:p text:style-name="P7">Hay cisnes negros.</text:p>
        </text:list-item>
        <text:list-item>
          <text:p text:style-name="P7">Dos números son iguales si y sólo si su división es igual a uno.</text:p>
        </text:list-item>
        <text:list-item>
          <text:p text:style-name="P7">Hay números mayores que otros.</text:p>
        </text:list-item>
        <text:list-item>
          <text:p text:style-name="P7">Todos los irracionales son números con infinitos decimales</text:p>
        </text:list-item>
        <text:list-item>
          <text:p text:style-name="P7">Hay animales que son peces.</text:p>
        </text:list-item>
        <text:list-item>
          <text:p text:style-name="P7">Todos aprobamos el curso y disfrutamos las vacaciones.</text:p>
        </text:list-item>
        <text:list-item>
          <text:p text:style-name="P7">Si puedo escribir a un número como división de enteros entonces es racional.</text:p>
        </text:list-item>
        <text:list-item>
          <text:p text:style-name="P7">Toda casa que es de madera se puede quemar.</text:p>
        </text:list-item>
        <text:list-item>
          <text:p text:style-name="P7">Existe al menos una montaña en Argentina.</text:p>
        </text:list-item>
        <text:list-item>
          <text:p text:style-name="P7">No todos los números son racionales.</text:p>
        </text:list-item>
        <text:list-item>
          <text:p text:style-name="P7">Hay números racionales y todos los números son negativos.</text:p>
        </text:list-item>
        <text:list-item>
          <text:p text:style-name="P7">Todos los números no son enteros o no todos los números son enteros.</text:p>
        </text:list-item>
        <text:list-item>
          <text:p text:style-name="P7">Todos los hombres son mortales.</text:p>
        </text:list-item>
        <text:list-item>
          <text:p text:style-name="P7">No hay múltiplos de 10 que no sean múltiplos de 2.</text:p>
        </text:list-item>
        <text:list-item>
          <text:p text:style-name="P7">Todas las flores son rojas y existen flores que no son azules.</text:p>
        </text:list-item>
      </text:list>
      <text:list text:style-name="L5">
        <text:list-item>
          <text:p text:style-name="P8">Negar los enunciados del ejercicio.</text:p>
        </text:list-item>
      </text:list>
      <text:p text:style-name="P2"><text:span text:style-name="T10">4</text:span><text:span text:style-name="T8">) <text:s/>Simbolizar los enunciados y contestar las preguntas:</text:span></text:p>
      <text:list text:style-name="L6">
        <text:list-item>
          <text:p text:style-name="P11"><text:span text:style-name="T8">“Todos los </text:span><text:span text:style-name="T10">españoles son músicos”“Todos los españoles son europeos” es verdad que ¿algunos europeos son músicos?¿Todos los músicos son Europeos?</text:span></text:p>
        </text:list-item>
        <text:list-item>
          <text:p text:style-name="P13"><text:span text:style-name="T1"><text:s/>“</text:span><text:span text:style-name="T2">Los coches Ford son azules”“</text:span><text:span text:style-name="T3">Algún Ford es polarizado</text:span><text:span text:style-name="T2">” </text:span><text:span text:style-name="T3">es verdad que ¿algunos coches polarizados son azules?</text:span></text:p>
        </text:list-item>
        <text:list-item>
          <text:p text:style-name="P9">“Todos los suizos son rubios” “Juan es rubio” ¿es verdad que Juan es suizo?</text:p>
        </text:list-item>
        <text:list-item>
          <text:p text:style-name="P9">“Ningún pingüino vive en África” “Todos los que viven en África tienen calor” Entonces ¿Ningún pingüino tiene calor?</text:p>
        </text:list-item>
        <text:list-item>
          <text:p text:style-name="P14">Todos los poetas son pobres y si sos profesor entonces estás graduado en una universidad. Además ninguna persona con título universitario es pobre.</text:p>
        </text:list-item>
      </text:list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5"><text:soft-page-break/>Los profesores no son pobres.</text:p>
                    </text:list-item>
                    <text:list-item>
                      <text:p text:style-name="P15">Los poetas no son profesores.</text:p>
                    </text:list-item>
                    <text:list-item>
                      <text:p text:style-name="P15">Si Marcos tiene título universitario, entonces no es poeta.</text:p>
                    </text:list-item>
                  </text:list>
                </text:list-item>
              </text:list>
            </text:list-item>
          </text:list>
        </text:list-item>
      </text:list>
      <text:p text:style-name="P3">5) <text:s/>Realizar la tabla de verdad de las siguientes leyes lógicas que tengan un bicondicional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8:54:19.797126921</meta:creation-date>
    <dc:date>2024-12-24T17:33:49.631627285</dc:date>
    <meta:editing-duration>PT1H4M58S</meta:editing-duration>
    <meta:editing-cycles>3</meta:editing-cycles>
    <meta:generator>LibreOffice/24.2.7.2$Linux_X86_64 LibreOffice_project/420$Build-2</meta:generator>
    <meta:print-date>2024-12-24T17:32:25.914688303</meta:print-date>
    <meta:printed-by>Archivos PDF</meta:printed-by>
    <meta:document-statistic meta:table-count="0" meta:image-count="1" meta:object-count="4" meta:page-count="2" meta:paragraph-count="45" meta:word-count="547" meta:character-count="3018" meta:non-whitespace-character-count="2488"/>
  </office:meta>
</office:document-meta>
</file>

<file path=Object 1/content.xml><?xml version="1.0" encoding="utf-8"?>
<math xmlns="http://www.w3.org/1998/Math/MathML" display="block">
  <semantics>
    <mrow>
      <mi>x</mi>
      <mo stretchy="false">&gt;</mo>
      <mfrac>
        <mn>1</mn>
        <mn>2</mn>
      </mfrac>
    </mrow>
    <annotation encoding="StarMath 5.0">x &gt; 1 over 2
</annotation>
  </semantics>
</math>
</file>

<file path=Object 2/content.xml><?xml version="1.0" encoding="utf-8"?>
<math xmlns="http://www.w3.org/1998/Math/MathML" display="block">
  <semantics>
    <mrow>
      <mn>6</mn>
      <mrow>
        <mrow>
          <mi>x</mi>
          <mo stretchy="false">−</mo>
          <mn>1</mn>
        </mrow>
        <mo stretchy="false">&lt;</mo>
        <mn>2</mn>
      </mrow>
    </mrow>
    <annotation encoding="StarMath 5.0">6x-1&lt;2</annotation>
  </semantics>
</math>
</file>

<file path=Object 3/content.xml><?xml version="1.0" encoding="utf-8"?>
<math xmlns="http://www.w3.org/1998/Math/MathML" display="block">
  <semantics>
    <mrow>
      <mn>2</mn>
      <mrow>
        <mrow>
          <mi>x</mi>
          <mo stretchy="false">+</mo>
          <mn>1</mn>
        </mrow>
        <mo stretchy="false">=</mo>
        <mn>7</mn>
      </mrow>
    </mrow>
    <annotation encoding="StarMath 5.0">2x+1=7</annotation>
  </semantics>
</math>
</file>

<file path=Object 4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